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1pt" officeooo:paragraph-rsid="001c1ef4" style:font-size-asian="11pt" style:font-size-complex="11pt"/>
    </style:style>
    <style:style style:name="P2" style:family="paragraph" style:parent-style-name="Standard">
      <style:paragraph-properties fo:text-align="justify" style:justify-single-word="false"/>
      <style:text-properties fo:font-size="11pt" officeooo:paragraph-rsid="001c0c50" style:font-size-asian="11pt" style:font-size-complex="11pt"/>
    </style:style>
    <style:style style:name="P3" style:family="paragraph" style:parent-style-name="Standard">
      <style:paragraph-properties fo:text-align="justify" style:justify-single-word="false"/>
      <style:text-properties fo:font-size="11pt" officeooo:paragraph-rsid="001d8d6d" style:font-size-asian="11pt" style:font-size-complex="11pt"/>
    </style:style>
    <style:style style:name="P4" style:family="paragraph" style:parent-style-name="Standard">
      <style:paragraph-properties fo:text-align="justify" style:justify-single-word="false"/>
      <style:text-properties fo:font-size="11pt" officeooo:paragraph-rsid="0021b961" style:font-size-asian="11pt" style:font-size-complex="11pt"/>
    </style:style>
    <style:style style:name="P5" style:family="paragraph" style:parent-style-name="Standard">
      <style:paragraph-properties fo:text-align="justify" style:justify-single-word="false"/>
      <style:text-properties fo:font-size="11pt" officeooo:paragraph-rsid="0026df8b" style:font-size-asian="11pt" style:font-size-complex="11pt"/>
    </style:style>
    <style:style style:name="P6" style:family="paragraph" style:parent-style-name="Standard">
      <style:paragraph-properties fo:text-align="justify" style:justify-single-word="false"/>
      <style:text-properties fo:font-size="11pt" officeooo:paragraph-rsid="00283835" style:font-size-asian="11pt" style:font-size-complex="11pt"/>
    </style:style>
    <style:style style:name="P7" style:family="paragraph" style:parent-style-name="Standard">
      <style:paragraph-properties fo:text-align="justify" style:justify-single-word="false"/>
      <style:text-properties fo:font-size="11pt" officeooo:paragraph-rsid="002c0bed" style:font-size-asian="11pt" style:font-size-complex="11pt"/>
    </style:style>
    <style:style style:name="P8" style:family="paragraph" style:parent-style-name="Standard">
      <style:paragraph-properties fo:text-align="justify" style:justify-single-word="false"/>
      <style:text-properties fo:font-size="11pt" officeooo:paragraph-rsid="002d1b97" style:font-size-asian="11pt" style:font-size-complex="11pt"/>
    </style:style>
    <style:style style:name="P9" style:family="paragraph" style:parent-style-name="Standard">
      <style:paragraph-properties fo:text-align="justify" style:justify-single-word="false"/>
      <style:text-properties fo:font-size="11pt" officeooo:rsid="001c0c50" officeooo:paragraph-rsid="001c0c50" style:font-size-asian="11pt" style:font-size-complex="11pt"/>
    </style:style>
    <style:style style:name="P10" style:family="paragraph" style:parent-style-name="Standard">
      <style:paragraph-properties fo:text-align="justify" style:justify-single-word="false"/>
      <style:text-properties fo:font-size="11pt" officeooo:rsid="002d1b97" officeooo:paragraph-rsid="002d1b97" style:font-size-asian="11pt" style:font-size-complex="11pt"/>
    </style:style>
    <style:style style:name="P11" style:family="paragraph" style:parent-style-name="Standard">
      <style:paragraph-properties fo:text-align="justify" style:justify-single-word="false"/>
      <style:text-properties fo:font-size="11pt" officeooo:rsid="002c0bed" officeooo:paragraph-rsid="002c0bed" style:font-size-asian="11pt" style:font-size-complex="11pt"/>
    </style:style>
    <style:style style:name="P12" style:family="paragraph" style:parent-style-name="Standard">
      <style:paragraph-properties fo:text-align="justify" style:justify-single-word="false"/>
      <style:text-properties fo:font-size="11pt" officeooo:rsid="001d8d6d" officeooo:paragraph-rsid="001d8d6d" style:font-size-asian="11pt" style:font-size-complex="11pt"/>
    </style:style>
    <style:style style:name="P13" style:family="paragraph" style:parent-style-name="Standard">
      <style:paragraph-properties fo:text-align="justify" style:justify-single-word="false"/>
      <style:text-properties fo:font-size="11pt" officeooo:rsid="0021b961" officeooo:paragraph-rsid="0021b961" style:font-size-asian="11pt" style:font-size-complex="11pt"/>
    </style:style>
    <style:style style:name="P14" style:family="paragraph" style:parent-style-name="Standard">
      <style:paragraph-properties fo:text-align="justify" style:justify-single-word="false"/>
      <style:text-properties fo:font-size="11pt" officeooo:rsid="0026df8b" officeooo:paragraph-rsid="0026df8b" style:font-size-asian="11pt" style:font-size-complex="11pt"/>
    </style:style>
    <style:style style:name="P15" style:family="paragraph" style:parent-style-name="Standard">
      <style:paragraph-properties fo:text-align="justify" style:justify-single-word="false"/>
      <style:text-properties fo:font-size="11pt" officeooo:rsid="0026df8b" officeooo:paragraph-rsid="001c0c50" style:font-size-asian="11pt" style:font-size-complex="11pt"/>
    </style:style>
    <style:style style:name="P16" style:family="paragraph" style:parent-style-name="Standard">
      <style:paragraph-properties fo:text-align="justify" style:justify-single-word="false"/>
      <style:text-properties fo:font-size="11pt" officeooo:rsid="00283835" officeooo:paragraph-rsid="00283835" style:font-size-asian="11pt" style:font-size-complex="11pt"/>
    </style:style>
    <style:style style:name="P17" style:family="paragraph" style:parent-style-name="Standard">
      <style:paragraph-properties fo:text-align="justify" style:justify-single-word="false"/>
      <style:text-properties fo:font-size="11pt" officeooo:rsid="002a9fd1" officeooo:paragraph-rsid="002a9fd1" style:font-size-asian="11pt" style:font-size-complex="11pt"/>
    </style:style>
    <style:style style:name="P18" style:family="paragraph" style:parent-style-name="Standard">
      <style:paragraph-properties fo:text-align="justify" style:justify-single-word="false"/>
      <style:text-properties fo:font-size="11pt" officeooo:rsid="002c07a9" officeooo:paragraph-rsid="002c07a9" style:font-size-asian="11pt" style:font-size-complex="11pt"/>
    </style:style>
    <style:style style:name="T1" style:family="text">
      <style:text-properties officeooo:rsid="001c0c50"/>
    </style:style>
    <style:style style:name="T2" style:family="text">
      <style:text-properties officeooo:rsid="001c1ef4"/>
    </style:style>
    <style:style style:name="T3" style:family="text">
      <style:text-properties officeooo:rsid="001d8d6d"/>
    </style:style>
    <style:style style:name="T4" style:family="text">
      <style:text-properties officeooo:rsid="001e32d8"/>
    </style:style>
    <style:style style:name="T5" style:family="text">
      <style:text-properties officeooo:rsid="0021b961"/>
    </style:style>
    <style:style style:name="T6" style:family="text">
      <style:text-properties officeooo:rsid="002310a5"/>
    </style:style>
    <style:style style:name="T7" style:family="text">
      <style:text-properties officeooo:rsid="0023fb19"/>
    </style:style>
    <style:style style:name="T8" style:family="text">
      <style:text-properties officeooo:rsid="00255591"/>
    </style:style>
    <style:style style:name="T9" style:family="text">
      <style:text-properties officeooo:rsid="0026df8b"/>
    </style:style>
    <style:style style:name="T10" style:family="text">
      <style:text-properties officeooo:rsid="00280734"/>
    </style:style>
    <style:style style:name="T11" style:family="text">
      <style:text-properties officeooo:rsid="00283835"/>
    </style:style>
    <style:style style:name="T12" style:family="text">
      <style:text-properties officeooo:rsid="002a9fd1"/>
    </style:style>
    <style:style style:name="T13" style:family="text">
      <style:text-properties officeooo:rsid="002c0bed"/>
    </style:style>
    <style:style style:name="T14" style:family="text">
      <style:text-properties officeooo:rsid="002cc870"/>
    </style:style>
    <style:style style:name="T15" style:family="text">
      <style:text-properties officeooo:rsid="002d1b97"/>
    </style:style>
    <style:style style:name="T16" style:family="text">
      <style:text-properties officeooo:rsid="002df480"/>
    </style:style>
    <style:style style:name="T17" style:family="text">
      <style:text-properties officeooo:rsid="002df705"/>
    </style:style>
    <style:style style:name="T18" style:family="text">
      <style:text-properties officeooo:rsid="002f6880"/>
    </style:style>
    <style:style style:name="T19" style:family="text">
      <style:text-properties officeooo:rsid="002ff185"/>
    </style:style>
    <style:style style:name="T20" style:family="text">
      <style:text-properties officeooo:rsid="00303f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3">1) </text:span><text:span text:style-name="T17">rappel</text:span><text:span text:style-name="T13"> du projet.</text:span></text:p>
      <text:p text:style-name="P9"/>
      <text:p text:style-name="P10">Le but du projet est de permettre la création de projet markdown sur internet, afin de permettre de travailler sur un projet depuis plusieurs machine<text:span text:style-name="T19">s</text:span>. L’application permettra donc à l'utilisateur de saisir du markdown afin de générer une publication au format html.</text:p>
      <text:p text:style-name="P9"/>
      <text:p text:style-name="P11">2) fonctionnalité</text:p>
      <text:p text:style-name="P9"/>
      <text:p text:style-name="P2"><text:span text:style-name="T13">2.1) </text:span><text:span text:style-name="T1">Création de compte (B0)</text:span></text:p>
      <text:p text:style-name="P9"/>
      <text:p text:style-name="P1"><text:span text:style-name="T2">Lorsqu'un utilisateur se rendra sur l'application pour la première fois il lui sera demandé de se créer un compte. </text:span><text:span text:style-name="T3">Un compte sera défini par une adresse mail et un mot de passe. Ces informations seront stockées dans une base données et elles seront chiffrées. Une fois cette étape effectué L'utilisateur pourra se connecter avec ses identifiant.</text:span></text:p>
      <text:p text:style-name="P9"/>
      <text:p text:style-name="P2"><text:span text:style-name="T13">2.2) </text:span><text:span text:style-name="T1">Connexion (B1)</text:span></text:p>
      <text:p text:style-name="P9"/>
      <text:p text:style-name="P12">Lorsqu'un utilisateur se rendra sur l'application, il pourra se connecté à son compte, il retrouvera ainsi tout le travail qu'il aura déjà effectué. La connexion avec le serveur sera sécurisé.</text:p>
      <text:p text:style-name="P9"/>
      <text:p text:style-name="P2"><text:span text:style-name="T13">2.3) </text:span><text:span text:style-name="T1">Paramétrage du compte (B2)</text:span></text:p>
      <text:p text:style-name="P9"/>
      <text:p text:style-name="P3"><text:span text:style-name="T3">Une fois connectée l'utilisateur aura la possibilité de paramétrer son comptes. </text:span><text:span text:style-name="T4">Il lui sera possible de modifier sont mot de passe, de lier des comptes de partages (Google drive, drop box, etc …), </text:span><text:span text:style-name="T12">ou le mode de publication du projet</text:span><text:span text:style-name="T4">.</text:span><text:span text:style-name="T3"> </text:span></text:p>
      <text:p text:style-name="P9"/>
      <text:p text:style-name="P2"><text:span text:style-name="T13">2.4) </text:span><text:span text:style-name="T1">Création de projet (B3)</text:span></text:p>
      <text:p text:style-name="P9"/>
      <text:p text:style-name="P13">L'utilisateur pourra créer un projet markdown. Lors de la création l'utilisateur pourra paramétrer sa présentation :</text:p>
      <text:p text:style-name="P13"><text:tab/>- Choix de la police.</text:p>
      <text:p text:style-name="P13"><text:tab/>- Choix de la taille de la police.</text:p>
      <text:p text:style-name="P4"><text:span text:style-name="T5"><text:tab/></text:span><text:span text:style-name="T7">- Choix du thème.</text:span></text:p>
      <text:p text:style-name="P4"><text:span text:style-name="T1"><text:tab/></text:span><text:span text:style-name="T5">- Inclure des librairie</text:span><text:span text:style-name="T6">s</text:span><text:span text:style-name="T5"> (exemple module de mathématique).</text:span></text:p>
      <text:p text:style-name="P13"/>
      <text:p text:style-name="P4"><text:span text:style-name="T8">L'utilisateur</text:span><text:span text:style-name="T7"> pourra revenir sur le paramétrage du projet quand il le souhaite. </text:span><text:span text:style-name="T9">Une fois le projet créer l'utilisateur sera dirigé vers l'espace de travail.</text:span></text:p>
      <text:p text:style-name="P9"/>
      <text:p text:style-name="P2"><text:span text:style-name="T13">2.5) </text:span><text:span text:style-name="T1">Espace de travail (B4)</text:span></text:p>
      <text:p text:style-name="P9"/>
      <text:p text:style-name="P14">L'espace de travail de l'application sera décomposée en deux partie.</text:p>
      <text:p text:style-name="P14"/>
      <text:p text:style-name="P5"><text:span text:style-name="T9">La première partie est l'éditeur de texte dont les </text:span><text:span text:style-name="T10">fonctionnalité</text:span><text:span text:style-name="T9"> sont les suivantes:</text:span></text:p>
      <text:p text:style-name="P14"><text:tab/>- Coloration syntaxique.</text:p>
      <text:p text:style-name="P14"><text:tab/>- Saisie de texte markdown.</text:p>
      <text:p text:style-name="P14"><text:tab/>- Sauvegarde du projet sur le serveur.</text:p>
      <text:p text:style-name="P2"><text:span text:style-name="T1"><text:tab/></text:span><text:span text:style-name="T9">- Charger un projet.</text:span></text:p>
      <text:p text:style-name="P15"><text:tab/>- Générer la présentation.</text:p>
      <text:p text:style-name="P2"><text:span text:style-name="T1"><text:tab/></text:span><text:span text:style-name="T9">- Paramétrer le projet.</text:span></text:p>
      <text:p text:style-name="P9"/>
      <text:p text:style-name="P6"><text:span text:style-name="T9">La seconde partie est L'afficheur de présentation dont les </text:span><text:span text:style-name="T10">fonctionnalité</text:span><text:span text:style-name="T9"> sont les suivantes:</text:span></text:p>
      <text:p text:style-name="P6"><text:span text:style-name="T9"><text:tab/></text:span><text:span text:style-name="T11">- Afficher la présentation en cours à la volé.</text:span></text:p>
      <text:p text:style-name="P16"><text:tab/>- Sauvegarder la présentation.</text:p>
      <text:p text:style-name="P16"><text:tab/>- Partager la présentation.</text:p>
      <text:p text:style-name="P16"><text:s/><text:tab/>- Générer un lien menant à la présentation.</text:p>
      <text:p text:style-name="P9"/>
      <text:p text:style-name="P2"><text:span text:style-name="T13">2.6) </text:span><text:span text:style-name="T1">Mode hors ligne (B5)</text:span></text:p>
      <text:p text:style-name="P9"><text:soft-page-break/></text:p>
      <text:p text:style-name="P16">L'utilisateur aura la possibilité de travailler hors ligne. Pour cela il doit ouvrir le projet sur lequel il souhaite travailler pendant qu'il est connecter sur internet, pour pouvoir y revenir une fois la connexion interrompue. L'utilisateur pourra donc continuer a travailler sur l'éditeur de texte et l'afficheur de présentation. Cependant comme il ne sera plus connecté il y aura des fonctionnalité comme l'ajout de librairie pour sa présentation. La sauvegarde du projet va s'effectuer sur la machine de l'utilisateur et sera mis en ligne lorsque celui-ci aura <text:s/>de nouveau une connexion à internet. <text:s/></text:p>
      <text:p text:style-name="P9"/>
      <text:p text:style-name="P9"/>
      <text:p text:style-name="P2"><text:span text:style-name="T13">2.7) </text:span><text:span text:style-name="T1">Publication (B6)</text:span></text:p>
      <text:p text:style-name="P9"/>
      <text:p text:style-name="P17">il existe deux mode de publication dans l'application, privée (mode par défaut) et public.</text:p>
      <text:p text:style-name="P17"/>
      <text:p text:style-name="P18">L'utilisateur qui aura choisi une publication privée pourra décider avec qui il souhaite communiquer le lien menant vers sa présentation.</text:p>
      <text:p text:style-name="P18"/>
      <text:p text:style-name="P18">En revanche la publication public diffusera la lien de la présentation qui sera accessible depuis la page d'accueil de l'application <text:span text:style-name="T20">et sera indexer dans le moteur de recherche</text:span>.</text:p>
      <text:p text:style-name="P9"/>
      <text:p text:style-name="P2"><text:span text:style-name="T14">2.8) </text:span><text:span text:style-name="T1">Gestionnaire de fichiers (B7)</text:span></text:p>
      <text:p text:style-name="P9"/>
      <text:p text:style-name="P8"><text:span text:style-name="T15">L'application </text:span><text:span text:style-name="T16">étant un gestionnaire de projet, il va falloir permettre à l'utilisateur d'ajouter, supprimer des fichier</text:span><text:span text:style-name="T18">s</text:span><text:span text:style-name="T16">, mais aussi de créer des dossiers pour ses projet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14:17:50.60</meta:creation-date>
    <dc:date>2014-01-04T16:20:39.22</dc:date>
    <meta:editing-duration>PT1H52M58S</meta:editing-duration>
    <meta:editing-cycles>21</meta:editing-cycles>
    <meta:generator>LibreOffice/3.6$Windows_x86 LibreOffice_project/e29a214-2bbed72-0621de6-a97528c-8f066d</meta:generator>
    <meta:document-statistic meta:table-count="0" meta:image-count="0" meta:object-count="0" meta:page-count="2" meta:paragraph-count="38" meta:word-count="542" meta:character-count="3437" meta:non-whitespace-character-count="2910"/>
  </office:meta>
</office:document-meta>
</file>